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ts</text:p>
      <text:p text:style-name="P1"/>
      <text:list xml:id="list1225119827" text:style-name="L1">
        <text:list-item>
          <text:p text:style-name="P2">Roots</text:p>
          <text:list>
            <text:list-item>
              <text:p text:style-name="P2">Functions</text:p>
              <text:list>
                <text:list-item>
                  <text:p text:style-name="P2">Anchor the plant in soil</text:p>
                </text:list-item>
                <text:list-item>
                  <text:p text:style-name="P2">support the stem in an upright position</text:p>
                </text:list-item>
                <text:list-item>
                  <text:p text:style-name="P2">Absorb water and minerals to be used in photosynthesis</text:p>
                </text:list-item>
                <text:list-item>
                  <text:p text:style-name="P2">Serve as storage areas for food</text:p>
                </text:list-item>
                <text:list-item>
                  <text:p text:style-name="P2">Production of hormones</text:p>
                </text:list-item>
              </text:list>
            </text:list-item>
            <text:list-item>
              <text:p text:style-name="P2">Types</text:p>
              <text:list>
                <text:list-item>
                  <text:p text:style-name="P2">Roots</text:p>
                  <text:list>
                    <text:list-item>
                      <text:p text:style-name="P2">Primary root</text:p>
                      <text:list>
                        <text:list-item>
                          <text:p text:style-name="P2">The very first root which develops from a seed</text:p>
                        </text:list-item>
                      </text:list>
                    </text:list-item>
                    <text:list-item>
                      <text:p text:style-name="P2">Secondary root (lateral root)</text:p>
                      <text:list>
                        <text:list-item>
                          <text:p text:style-name="P2">Branches of the main root</text:p>
                        </text:list-item>
                      </text:list>
                    </text:list-item>
                    <text:list-item>
                      <text:p text:style-name="P2">Adventitious root</text:p>
                      <text:list>
                        <text:list-item>
                          <text:p text:style-name="P2">Found in monocots</text:p>
                        </text:list-item>
                        <text:list-item>
                          <text:p text:style-name="P2">Replaces primary root</text:p>
                        </text:list-item>
                      </text:list>
                    </text:list-item>
                  </text:list>
                </text:list-item>
                <text:list-item>
                  <text:p text:style-name="P2">Root systems</text:p>
                  <text:list>
                    <text:list-item>
                      <text:p text:style-name="P2">Taproot systems</text:p>
                      <text:list>
                        <text:list-item>
                          <text:p text:style-name="P2">Increases in diameter</text:p>
                        </text:list-item>
                        <text:list-item>
                          <text:p text:style-name="P2">Grows downwards</text:p>
                        </text:list-item>
                        <text:list-item>
                          <text:p text:style-name="P2">Develops small lateral roots</text:p>
                        </text:list-item>
                        <text:list-item>
                          <text:p text:style-name="P2">Ex. Carrot</text:p>
                        </text:list-item>
                      </text:list>
                    </text:list-item>
                    <text:list-item>
                      <text:p text:style-name="P2">Fibrous Root systems</text:p>
                      <text:list>
                        <text:list-item>
                          <text:p text:style-name="P2">Adventitious root with lateral roots</text:p>
                        </text:list-item>
                        <text:list-item>
                          <text:p text:style-name="P2">Do not penetrate the soil deeply but have a large total combined length</text:p>
                        </text:list-item>
                        <text:list-item>
                          <text:p text:style-name="P2">Grasses and monoco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Parts</text:p>
              <text:list>
                <text:list-item>
                  <text:p text:style-name="P2">Root cap</text:p>
                  <text:list>
                    <text:list-item>
                      <text:p text:style-name="P2">Protects the tip of the root</text:p>
                    </text:list-item>
                  </text:list>
                </text:list-item>
                <text:list-item>
                  <text:p text:style-name="P2">Root hairs</text:p>
                  <text:list>
                    <text:list-item>
                      <text:p text:style-name="P2">Increase the roots' surface area for absorption</text:p>
                    </text:list-item>
                  </text:list>
                </text:list-item>
                <text:list-item>
                  <text:p text:style-name="P2">Vascular cylinder (stele)</text:p>
                  <text:list>
                    <text:list-item>
                      <text:p text:style-name="P2">Centre of each root</text:p>
                    </text:list-item>
                    <text:list-item>
                      <text:p text:style-name="P2">Contains vascular tissues (xylem and phloem)</text:p>
                    </text:list-item>
                    <text:list-item>
                      <text:p text:style-name="P2">Surrounded by the endodermis (regulates lateral movement of water and minerals).</text:p>
                    </text:list-item>
                  </text:list>
                </text:list-item>
                <text:list-item>
                  <text:p text:style-name="P2">Primary growth</text:p>
                  <text:list>
                    <text:list-item>
                      <text:p text:style-name="P2">Growth of length</text:p>
                    </text:list-item>
                  </text:list>
                </text:list-item>
                <text:list-item>
                  <text:p text:style-name="P2">Secondary growth</text:p>
                  <text:list>
                    <text:list-item>
                      <text:p text:style-name="P2">Growth in diameter of the vascular cylinder.</text:p>
                    </text:list-item>
                    <text:list-item>
                      <text:p text:style-name="P2">Formation of bark</text:p>
                    </text:list-item>
                  </text:list>
                </text:list-item>
              </text:list>
            </text:list-item>
            <text:list-item>
              <text:p text:style-name="P2">Adaptations</text:p>
              <text:list>
                <text:list-item>
                  <text:p text:style-name="P2">Pneumatophores</text:p>
                  <text:list>
                    <text:list-item>
                      <text:p text:style-name="P2">Provides oxygen for plants in water-logged, oxygen poor soils</text:p>
                    </text:list-item>
                    <text:list-item>
                      <text:p text:style-name="P2"><text:soft-page-break/>Grow up and out of the water and provide oxygen to the root tissues below</text:p>
                    </text:list-item>
                  </text:list>
                </text:list-item>
                <text:list-item>
                  <text:p text:style-name="P2">Aerial roots</text:p>
                  <text:list>
                    <text:list-item>
                      <text:p text:style-name="P2">Grow from the leaf nodes along the stem</text:p>
                    </text:list-item>
                    <text:list-item>
                      <text:p text:style-name="P2">Absorb oxygen from the air</text:p>
                    </text:list-item>
                  </text:list>
                </text:list-item>
                <text:list-item>
                  <text:p text:style-name="P2">Allelopathy</text:p>
                  <text:list>
                    <text:list-item>
                      <text:p text:style-name="P2">Roots release toxins into the soil which prevent other plants from growing.</text:p>
                    </text:list-item>
                    <text:list-item>
                      <text:p text:style-name="P2">Reduces competition for light and soil nutrien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Stems</text:p>
          <text:list>
            <text:list-item>
              <text:p text:style-name="P2">Functions</text:p>
              <text:list>
                <text:list-item>
                  <text:p text:style-name="P2">Supports the plant</text:p>
                </text:list-item>
                <text:list-item>
                  <text:p text:style-name="P2">Spaces the leaves to maximize the amount of light and air they get</text:p>
                </text:list-item>
                <text:list-item>
                  <text:p text:style-name="P2">Contain xylem and phloem</text:p>
                </text:list-item>
                <text:list-item>
                  <text:p text:style-name="P2">Stores food</text:p>
                </text:list-item>
                <text:list-item>
                  <text:p text:style-name="P2">Makes food (photosynthesis) if they are green.</text:p>
                </text:list-item>
              </text:list>
            </text:list-item>
            <text:list-item>
              <text:p text:style-name="P2">Types</text:p>
              <text:list>
                <text:list-item>
                  <text:p text:style-name="P2">Herbaceous stems</text:p>
                  <text:list>
                    <text:list-item>
                      <text:p text:style-name="P2">Annual plants</text:p>
                    </text:list-item>
                    <text:list-item>
                      <text:p text:style-name="P2">Thin, soft green, short-lived, and contain little or no wood.</text:p>
                    </text:list-item>
                    <text:list-item>
                      <text:p text:style-name="P2">Can photosynthesize</text:p>
                    </text:list-item>
                    <text:list-item>
                      <text:p text:style-name="P2">Usually do not grow taller than one meter (exception: palm tree).</text:p>
                    </text:list-item>
                  </text:list>
                </text:list-item>
                <text:list-item>
                  <text:p text:style-name="P2">Woody stems</text:p>
                  <text:list>
                    <text:list-item>
                      <text:p text:style-name="P2">Perennial plants</text:p>
                    </text:list-item>
                    <text:list-item>
                      <text:p text:style-name="P2">Increase in diameter each year as more vascular tissue is created.</text:p>
                    </text:list-item>
                  </text:list>
                </text:list-item>
              </text:list>
            </text:list-item>
            <text:list-item>
              <text:p text:style-name="P2">Arrangement of vascular tissues</text:p>
              <text:list>
                <text:list-item>
                  <text:p text:style-name="P2">Monocot (herbaceous stem)</text:p>
                  <text:list>
                    <text:list-item>
                      <text:p text:style-name="P2">Vascular bundles are distributed randomly throughout the stem</text:p>
                    </text:list-item>
                  </text:list>
                </text:list-item>
                <text:list-item>
                  <text:p text:style-name="P2">Dicot (woody stem)</text:p>
                  <text:list>
                    <text:list-item>
                      <text:p text:style-name="P2">Vascular bundles in the stem are arranged in a ring.</text:p>
                    </text:list-item>
                  </text:list>
                </text:list-item>
              </text:list>
            </text:list-item>
            <text:list-item>
              <text:p text:style-name="P2">Adaptations</text:p>
              <text:list>
                <text:list-item>
                  <text:p text:style-name="P2">Tubers</text:p>
                  <text:list>
                    <text:list-item>
                      <text:p text:style-name="P2">Thick underground stems</text:p>
                    </text:list-item>
                    <text:list-item>
                      <text:p text:style-name="P2">Carbohydrate storage</text:p>
                    </text:list-item>
                    <text:list-item>
                      <text:p text:style-name="P2">Specialized for asexual reproduction</text:p>
                    </text:list-item>
                    <text:list-item>
                      <text:p text:style-name="P2">Example: potato</text:p>
                    </text:list-item>
                  </text:list>
                </text:list-item>
                <text:list-item>
                  <text:p text:style-name="P2">Runners</text:p>
                  <text:list>
                    <text:list-item>
                      <text:p text:style-name="P2">Thin stems that grow along the ground</text:p>
                    </text:list-item>
                    <text:list-item>
                      <text:p text:style-name="P2">Produce roots and shoot at their nodes</text:p>
                    </text:list-item>
                    <text:list-item>
                      <text:p text:style-name="P2">Example: Strawberries</text:p>
                    </text:list-item>
                  </text:list>
                </text:list-item>
              </text:list>
            </text:list-item>
            <text:list-item>
              <text:p text:style-name="P2">Contains most of the plant's xylem tissue</text:p>
            </text:list-item>
            <text:list-item>
              <text:p text:style-name="P2">Xylem: long, hollow tubes of dead cell walls</text:p>
            </text:list-item>
            <text:list-item>
              <text:p text:style-name="P2">Xylem is fortified by lignin</text:p>
            </text:list-item>
            <text:list-item>
              <text:p text:style-name="P2">Phloem is porous; allows exchange of materials</text:p>
            </text:list-item>
          </text:list>
        </text:list-item>
        <text:list-item>
          <text:p text:style-name="P2">Flowers</text:p>
          <text:list>
            <text:list-item>
              <text:p text:style-name="P2">Reproductive purpose</text:p>
            </text:list-item>
          </text:list>
        </text:list-item>
        <text:list-item>
          <text:p text:style-name="P2">When fertilized, seeds are produced. Sometimes it is enclosed around fruit!</text:p>
        </text:list-item>
        <text:list-item>
          <text:p text:style-name="P2"><text:soft-page-break/>Polon = sperm</text:p>
        </text:list-item>
        <text:list-item>
          <text:p text:style-name="P2">Stigma = opening to ovum</text:p>
        </text:list-item>
        <text:list-item>
          <text:p text:style-name="P2">Plant attacks!!!</text:p>
          <text:list>
            <text:list-item>
              <text:p text:style-name="P2">Viruses</text:p>
              <text:list>
                <text:list-item>
                  <text:p text:style-name="P2">Many plant diseases are caused by viruses</text:p>
                </text:list-item>
                <text:list-item>
                  <text:p text:style-name="P2">Reduce crop yield</text:p>
                </text:list-item>
              </text:list>
            </text:list-item>
            <text:list-item>
              <text:p text:style-name="P2">Galls</text:p>
              <text:list>
                <text:list-item>
                  <text:p text:style-name="P2">Like tumours in humans</text:p>
                </text:list-item>
                <text:list-item>
                  <text:p text:style-name="P2">Some insects insert larvae, the chemical change results in cell malfunction</text:p>
                </text:list-item>
                <text:list-item>
                  <text:p text:style-name="P2">Growth is usually contained and not destructive</text:p>
                </text:list-item>
              </text:list>
            </text:list-item>
          </text:list>
        </text:list-item>
        <text:list-item>
          <text:p text:style-name="P2">Internal factors affecting pant growth</text:p>
          <text:list>
            <text:list-item>
              <text:p text:style-name="P2">Hormones and pigments</text:p>
              <text:list>
                <text:list-item>
                  <text:p text:style-name="P2">Internal chemical regulators</text:p>
                </text:list-item>
                <text:list-item>
                  <text:p text:style-name="P2">Can stimulate or inhibit growth</text:p>
                </text:list-item>
                <text:list-item>
                  <text:p text:style-name="P2">Usually produced in the growing tissue itself.</text:p>
                </text:list-item>
                <text:list-item>
                  <text:p text:style-name="P2">Auxins</text:p>
                  <text:list>
                    <text:list-item>
                      <text:p text:style-name="P2">Stimulate and inhibit plant growth</text:p>
                    </text:list-item>
                    <text:list-item>
                      <text:p text:style-name="P2">Promote plant cell elongation</text:p>
                    </text:list-item>
                    <text:list-item>
                      <text:p text:style-name="P2">Simulate growth and ripening of fruits</text:p>
                    </text:list-item>
                    <text:list-item>
                      <text:p text:style-name="P2">Regulate cell division in the vascular cambium</text:p>
                    </text:list-item>
                    <text:list-item>
                      <text:p text:style-name="P2">Used as herbicides</text:p>
                      <text:list>
                        <text:list-item>
                          <text:p text:style-name="P2">Cause plants to grow too quickly</text:p>
                        </text:list-item>
                        <text:list-item>
                          <text:p text:style-name="P2">Exhaust carbohydrate reserves and die</text:p>
                        </text:list-item>
                      </text:list>
                    </text:list-item>
                  </text:list>
                </text:list-item>
                <text:list-item>
                  <text:p text:style-name="P2">Gibberellins</text:p>
                  <text:list>
                    <text:list-item>
                      <text:p text:style-name="P2">Promote cell division and elongation in the plant shoots</text:p>
                    </text:list-item>
                    <text:list-item>
                      <text:p text:style-name="P2">Simulates bolting – Elongation of the stem just before the plant flowers</text:p>
                    </text:list-item>
                    <text:list-item>
                      <text:p text:style-name="P2">Dwarf plants do not synthesize gibberellins</text:p>
                    </text:list-item>
                  </text:list>
                </text:list-item>
                <text:list-item>
                  <text:p text:style-name="P2">Cytokinins</text:p>
                  <text:list>
                    <text:list-item>
                      <text:p text:style-name="P2">Simulate cell division and leaf mesophyll growth</text:p>
                    </text:list-item>
                  </text:list>
                </text:list-item>
                <text:list-item>
                  <text:p text:style-name="P2">Ethylene</text:p>
                  <text:list>
                    <text:list-item>
                      <text:p text:style-name="P2">Plays a role in fruit ripening (colour change and softening of tissues)</text:p>
                    </text:list-item>
                    <text:list-item>
                      <text:p text:style-name="P2">Linked to the mass conversion of starch into sugars – increases the sweetness of fruits</text:p>
                    </text:list-item>
                  </text:list>
                </text:list-item>
                <text:list-item>
                  <text:p text:style-name="P2">Abscisic Acid</text:p>
                  <text:list>
                    <text:list-item>
                      <text:p text:style-name="P2">Usually acts as an inhibitor</text:p>
                    </text:list-item>
                    <text:list-item>
                      <text:p text:style-name="P2">Promotes stomata closure</text:p>
                    </text:list-item>
                    <text:list-item>
                      <text:p text:style-name="P2">Induces seed and bud dormanc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Cohesion and adhesion</text:p>
          <text:list>
            <text:list-item>
              <text:p text:style-name="P2">Cohesion</text:p>
              <text:list>
                <text:list-item>
                  <text:p text:style-name="P2">Water column in the xylem is held together by this water property</text:p>
                </text:list-item>
                <text:list-item>
                  <text:p text:style-name="P2">Force holding column together is the same force that allows you to drink through a straw.</text:p>
                </text:list-item>
              </text:list>
            </text:list-item>
            <text:list-item>
              <text:p text:style-name="P2">Adhesion</text:p>
              <text:list>
                <text:list-item>
                  <text:p text:style-name="P2">Another property of water that helps it fight the force of gravity</text:p>
                </text:list-item>
                <text:list-item>
                  <text:p text:style-name="P2">Tendency of water molecules to stick together such as the wall of the xylem tissue.</text:p>
                </text:list-item>
              </text:list>
            </text:list-item>
          </text:list>
        </text:list-item>
        <text:list-item>
          <text:p text:style-name="P2"><text:soft-page-break/>Homework</text:p>
          <text:list>
            <text:list-item>
              <text:p text:style-name="P2">Questions page 69 # 1, 3-5</text:p>
            </text:list-item>
            <text:list-item>
              <text:p text:style-name="P2">Read pages 70-75</text:p>
            </text:list-item>
            <text:list-item>
              <text:p text:style-name="P2">Copy figures 2.24 and 2.25</text:p>
            </text:list-item>
            <text:list-item>
              <text:p text:style-name="P2">Questions page 76 # 1-6</text:p>
            </text:list-item>
            <text:list-item>
              <text:p text:style-name="P2">Page 61, 70</text:p>
            </text:list-item>
            <text:list-item>
              <text:p text:style-name="P2">Read pages 70-75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2-05-10T08:36:32</meta:creation-date>
    <dc:date>2012-05-14T09:31:59</dc:date>
    <dc:creator>Jack McCracken</dc:creator>
    <meta:editing-duration>PT1H5M30S</meta:editing-duration>
    <meta:editing-cycles>6</meta:editing-cycles>
    <meta:generator>LibreOffice/3.4$Linux LibreOffice_project/340m1$Build-402</meta:generator>
    <meta:document-statistic meta:table-count="0" meta:image-count="0" meta:object-count="0" meta:page-count="4" meta:paragraph-count="139" meta:word-count="802" meta:character-count="4247" meta:non-whitespace-character-count="3722"/>
  </office:meta>
</office:document-meta>
</file>